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c0c0c0"/>
    </style:style>
    <style:style style:name="T1" style:family="text">
      <style:text-properties fo:color="#c0c0c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Rader Chat" draw:style-name="dp1" draw:master-page-name="Default">
        <draw:rect draw:style-name="gr1" draw:text-style-name="P1" draw:layer="layout" svg:width="10cm" svg:height="12.5cm" svg:x="1cm" svg:y="1cm">
          <text:p/>
        </draw:rect>
        <draw:rect draw:style-name="gr2" draw:text-style-name="P1" draw:layer="layout" svg:width="6cm" svg:height="1.5cm" svg:x="5cm" svg:y="1cm">
          <text:p text:style-name="P1">Webからダウンロード</text:p>
        </draw:rect>
        <draw:rect draw:style-name="gr2" draw:text-style-name="P2" draw:layer="layout" svg:width="4cm" svg:height="1.5cm" svg:x="1cm" svg:y="1cm">
          <text:p text:style-name="P1"><text:span text:style-name="T1">問題を選択</text:span></text:p>
        </draw:rect>
        <draw:frame draw:style-name="gr3" draw:layer="layout" svg:width="9cm" svg:height="10.25cm" svg:x="1.5cm" svg:y="3cm">
          <draw:text-box>
            <text:p>問題セット１</text:p>
            <text:p>　　問題数：xxx 作成者：xxx</text:p>
            <text:p/>
            <text:p>問題セット２</text:p>
            <text:p>　　問題数：xxx 作成者：xxx</text:p>
            <text:p/>
            <text:p>問題セット３</text:p>
            <text:p>　　問題数：xxx 作成者：xxx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